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IODebugUtil.dumpNode( 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mageIODebugUtil.dumpMetadata( IIOMetadata meta , boolean nativeForm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